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rsid="00277d15" officeooo:paragraph-rsid="00277d15" style:font-size-asian="12pt" style:font-size-complex="12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officeooo:rsid="002910d2" officeooo:paragraph-rsid="002910d2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lights:</text:p>
      <text:p text:style-name="P1"/>
      <text:list xml:id="list4126016538104121118" text:style-name="L1">
        <text:list-item>
          <text:p text:style-name="P2">Large-scale data analysis of the spot foreign exchange market</text:p>
        </text:list-item>
        <text:list-item>
          <text:p text:style-name="P2">Analysis of price response functions for different years and time scales</text:p>
        </text:list-item>
        <text:list-item>
          <text:p text:style-name="P2">Price functions show an increase to a maximum followed by a slow decrease</text:p>
        </text:list-item>
        <text:list-item>
          <text:p text:style-name="P2">Analysis of the bid-ask spread impact in the price response functions</text:p>
        </text:list-item>
        <text:list-item>
          <text:p text:style-name="P2">All the results are similar to what has been found in stock marke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1:15:22.233149094</meta:creation-date>
    <dc:date>2021-09-17T10:30:51.408728654</dc:date>
    <meta:editing-duration>PT38M44S</meta:editing-duration>
    <meta:editing-cycles>8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63" meta:character-count="358" meta:non-whitespace-character-count="306"/>
  </office:meta>
</office:document-meta>
</file>